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Helper.getAttribute( Map objectModel , String module , String name , Object def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( int op , String name , String attr , Map objectModel , Configuration con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putModuleHelper.get( int op , String name , String attr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release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putModuleHelper.getAttributeValues( Map objectModel , String module , String name , Object [ ] def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AttributeNames( Map objectModel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AttributeValues( Map objectModel , Configuration conf , String module , String name , Object [ ] de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ModuleHelper.getInputModul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putModuleHelper.setup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ModuleHelper.getAttributeNames( Map objectModel , Configuration conf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Helper.getAttribute( Map objectModel , Configuration conf , String module , String name , Object def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